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alculate-special-bonus/" text:style-name="Internet_20_link" text:visited-style-name="Visited_20_Internet_20_Link"><text:span text:style-name="T1">1873. Calculate Special Bonus</text:span></text:a></text:p>
      <text:section text:style-name="Sect1" text:name="headlessui-popover-button-:rb:">
        <text:p text:style-name="Standard"/>
      </text:section>
      <text:p text:style-name="P4">Easy</text:p>
      <text:p text:style-name="P4">963</text:p>
      <text:p text:style-name="P4">67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employee_id | int <text:s text:c="4"/>|</text:p>
      <text:p text:style-name="P2">| name <text:s text:c="7"/>| varchar |</text:p>
      <text:p text:style-name="P2">| salary <text:s text:c="5"/>| int <text:s text:c="4"/>|</text:p>
      <text:p text:style-name="P2">+-------------+---------+</text:p>
      <text:p text:style-name="P2">employee_id is the primary key (column with unique values) for this table.</text:p>
      <text:p text:style-name="P1">Each row of this table indicates the employee ID, employee name, and salary.</text:p>
      <text:p text:style-name="P6"> </text:p>
      <text:p text:style-name="P7"><text:span text:style-name="T1">Write a solution to calculate the bonus of each employee. The bonus of an employee is </text:span><text:span text:style-name="Source_20_Text"><text:span text:style-name="T2">100%</text:span></text:span><text:span text:style-name="T1"> of their salary if the ID of the employee is </text:span><text:span text:style-name="Strong_20_Emphasis"><text:span text:style-name="T1">an odd number</text:span></text:span><text:span text:style-name="T1"> and </text:span><text:span text:style-name="Strong_20_Emphasis"><text:span text:style-name="T1">the employee's name does not start with the character </text:span></text:span><text:span text:style-name="Source_20_Text"><text:span text:style-name="T2">'M'</text:span></text:span><text:span text:style-name="T1">. The bonus of an employee is </text:span><text:span text:style-name="Source_20_Text"><text:span text:style-name="T2">0</text:span></text:span><text:span text:style-name="T1"> otherwise.</text:span></text:p>
      <text:p text:style-name="P7"><text:span text:style-name="T1">Return the result table ordered by </text:span><text:span text:style-name="Source_20_Text"><text:span text:style-name="T2">employee_id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s table:</text:p>
      <text:p text:style-name="P2">+-------------+---------+--------+</text:p>
      <text:p text:style-name="P2">| employee_id | name <text:s text:c="3"/>| salary |</text:p>
      <text:p text:style-name="P2">+-------------+---------+--------+</text:p>
      <text:p text:style-name="P2">| 2 <text:s text:c="10"/>| Meir <text:s text:c="3"/>| 3000 <text:s text:c="2"/>|</text:p>
      <text:p text:style-name="P2">| 3 <text:s text:c="10"/>| Michael | 3800 <text:s text:c="2"/>|</text:p>
      <text:p text:style-name="P2">| 7 <text:s text:c="10"/>| Addilyn | 7400 <text:s text:c="2"/>|</text:p>
      <text:p text:style-name="P2">| 8 <text:s text:c="10"/>| Juan <text:s text:c="3"/>| 6100 <text:s text:c="2"/>|</text:p>
      <text:p text:style-name="P2">| 9 <text:s text:c="10"/>| Kannon <text:s/>| 7700 <text:s text:c="2"/>|</text:p>
      <text:p text:style-name="P2">+-------------+---------+--------+</text:p>
      <text:p text:style-name="P3"><text:span text:style-name="Strong_20_Emphasis"><text:span text:style-name="T1">Output:</text:span></text:span><text:span text:style-name="T1"> </text:span></text:p>
      <text:p text:style-name="P2">+-------------+-------+</text:p>
      <text:p text:style-name="P2">| employee_id | bonus |</text:p>
      <text:p text:style-name="P2">+-------------+-------+</text:p>
      <text:p text:style-name="P2"><text:soft-page-break/>| 2 <text:s text:c="10"/>| 0 <text:s text:c="4"/>|</text:p>
      <text:p text:style-name="P2">| 3 <text:s text:c="10"/>| 0 <text:s text:c="4"/>|</text:p>
      <text:p text:style-name="P2">| 7 <text:s text:c="10"/>| 7400 <text:s/>|</text:p>
      <text:p text:style-name="P2">| 8 <text:s text:c="10"/>| 0 <text:s text:c="4"/>|</text:p>
      <text:p text:style-name="P2">| 9 <text:s text:c="10"/>| 7700 <text:s/>|</text:p>
      <text:p text:style-name="P2">+-------------+-------+</text:p>
      <text:p text:style-name="P3"><text:span text:style-name="Strong_20_Emphasis"><text:span text:style-name="T1">Explanation:</text:span></text:span><text:span text:style-name="T1"> </text:span></text:p>
      <text:p text:style-name="P2">The employees with IDs 2 and 8 get 0 bonus because they have an even employee_id.</text:p>
      <text:p text:style-name="P2">The employee with ID 3 gets 0 bonus because their name starts with 'M'.</text:p>
      <text:p text:style-name="P1">The rest of the employees get a 100% bonu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3:15:02.166000000</dc:date>
    <meta:editing-duration>PT12S</meta:editing-duration>
    <meta:editing-cycles>1</meta:editing-cycles>
    <meta:document-statistic meta:table-count="0" meta:image-count="0" meta:object-count="0" meta:page-count="2" meta:paragraph-count="48" meta:word-count="272" meta:character-count="1521" meta:non-whitespace-character-count="1154"/>
    <meta:generator>LibreOffice/7.2.2.2$Windows_X86_64 LibreOffice_project/02b2acce88a210515b4a5bb2e46cbfb63fe97d56</meta:generator>
  </office:meta>
</office:document-meta>
</file>